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164ff8"/>
    </style:style>
    <style:style style:name="P2" style:family="paragraph" style:parent-style-name="Standard">
      <style:text-properties officeooo:paragraph-rsid="0016f01c"/>
    </style:style>
    <style:style style:name="T1" style:family="text">
      <style:text-properties officeooo:rsid="0011f14a"/>
    </style:style>
    <style:style style:name="T2" style:family="text">
      <style:text-properties officeooo:rsid="0012448f"/>
    </style:style>
    <style:style style:name="T3" style:family="text">
      <style:text-properties officeooo:rsid="0016f01c"/>
    </style:style>
    <style:style style:name="T4" style:family="text">
      <style:text-properties officeooo:rsid="001c086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My thoughts on OOP</text:p>
      <text:h text:style-name="Heading_20_3" text:outline-level="3">Before we start</text:h>
      <text:p text:style-name="Text_20_body">I’d like to align the definition of the word ‘concept’, and what it means to me. Googling ‘concept definition’ gives the following statement: “An abstract idea”. To me, this says that a concept hides the details behind a new ‘shorter’ definition (an abstraction). This to me is like the concept ‘ubiquitous language’ from the book DDD by Eric Evans. We derive new words that represent many details without explicitly stating them.</text:p>
      <text:p text:style-name="Standard"/>
      <text:h text:style-name="Heading_20_3" text:outline-level="3">The spark</text:h>
      <text:p text:style-name="Text_20_body">After having read ‘<text:span text:style-name="T1">Elegant</text:span> Objects vol 1’ and partly through vol 2, something has been nagging my mind. If an object is the encapsulation of state combined with functionality, therefore giving meaning to the state, where the code takes premise, doesn’t that mean that a concept ‘Book’ can never really exist? Shouldn’t it, for example, be ‘SellableBook’?</text:p>
      <text:p text:style-name="Standard"/>
      <text:h text:style-name="Heading_20_3" text:outline-level="3">Thoughts</text:h>
      <text:p text:style-name="Text_20_body">The reason I think this, from what I derive from Vol 1, is that there are two flows in code: the declaration of what needs to be done, and the execution of what is declared. To me things brings up the perception that from every “view” or “flow”, every concept is viewed in a different light, and therefore meaning (view being a specific functionality that is expected from the user of the software).</text:p>
      <text:p text:style-name="Standard"/>
      <text:p text:style-name="Text_20_body">Looking at a book and wanting to read it, encapsulates a whole different meaning than wanting to sell one. ReadableBook will expose some way to display it to the user, which will load many details from some data storage. While SellableBook will encapsulate the combination of some user to whom it is being sold to and maybe some invoicing. The user (for example) is something ReadableBook does not care about.</text:p>
      <text:p text:style-name="P1"/>
      <text:p text:style-name="Text_20_body">If therefore every object has to adhere to SRP (for me meaning that it has only one reason to change) it should only be re-used if the view of the object is exactly the same.</text:p>
      <text:p text:style-name="Standard"/>
      <text:p text:style-name="Text_20_body">The concept ‘Book’ can be used in many different views and therefore is prone to explode with functionality (less ways to construct than functionality it exposes) while the concept ‘SellableBook’ can only be viewed one way: to sell the book. Now there are many ways to bring together the concept of selling a book (many constructors) but in our system, there probably is only one way to actually do it: SellableBook.sell().</text:p>
      <text:p text:style-name="Standard"/>
      <text:p text:style-name="Text_20_body">Based on this premise, I come to the logical conclusion that a repository is not OOP. Rather objects UpdateBook, GetSellableBook, GetReadableBook and (New/Insert)Book should be the replacement <text:soft-page-break/>for repositories (or something similar) … (maybe factory and builder fall into this category as well?)</text:p>
      <text:p text:style-name="Standard"/>
      <text:p text:style-name="Text_20_body">To work with a repository, you instantiate it based on (probably) some configuration so that it can do what it needs to do and tell it to do something, like ‘get(id)’ (which is then both a command and a query)</text:p>
      <text:p text:style-name="Standard"/>
      <text:p text:style-name="Text_20_body">Rather, if you create an UpdateBook object after receiving the call from some border layer, you are encapsulating the state as early as possible and let the object do what it needs to do once you hit the UpdateBook.update() method. Maybe there are different aspects of the bigger concept Book that can be updated? Well that just means there will be more concepts, and thus more objects? Like ‘UpdateBookPrice’ and UpdateBookComment. This to me, seems more inline with Yegor’s view of OOP. Which I highly agree with being more maintainable.</text:p>
      <text:p text:style-name="Standard"/>
      <text:p text:style-name="Text_20_body">In the past I thought that an object needs to embody ‘real world objects’. Like ‘Book’, the only problem with this is that it does not say what the functionality is that it encapsulates, the one thing it needs to do, and be the best at and grow in (otherwise you are saying that the data it encapsulates is more important than the functionality/code). Therefore I think that objects need to represent meaning, the concept it encapsulates: what is the real world object you want to do something with, and what is it you need to do?</text:p>
      <text:p text:style-name="Standard"/>
      <text:p text:style-name="Text_20_body">In this light, I would say that objects are ‘words’ in the language of the domain, and need to be seen as concepts. A concept hides details, but a concept cannot be ambiguous. It means what it means, and should not mean something else in a different context, otherwise the language is quite difficult to read and understand, which makes it less maintainable.</text:p>
      <text:p text:style-name="Standard"/>
      <text:h text:style-name="Heading_20_3" text:outline-level="3">Alternative example</text:h>
      <text:p text:style-name="Text_20_body">Like the word “Pool”, this word can mean multiple things based on context. Which is fine of course if you have many different domains, and therefore namespaces where the object “Pool” exists that encapsulate to do only one thing, and through the namespace it can be derived what that is (though still this can cause confusion because the many namespaces can become messy if a higher concept is using different “Pool” objects at the same time<text:span text:style-name="T3">)</text:span></text:p>
      <text:p text:style-name="P2"/>
      <text:p text:style-name="Text_20_body">Meaning of a concept should not be ambiguous, otherwise it will not be reused, or might even be reused for the wrong reason (and thus will be altered) which will make it become a mutant that grows to encapsulate some more meaning it was not designed to encapsulate in the first place.</text:p>
      <text:p text:style-name="Standard"/>
      <text:h text:style-name="Heading_20_3" text:outline-level="3">Alternative to Concept</text:h>
      <text:p text:style-name="Text_20_body">After having reread and rethink what I’ve been trying to formulate in this post. I’m doubting a little if the word ‘Concept’ is correct. I’ve read in DDD that they use the word ‘Metaphor’. They say that the ubiquitous language in a Domain is consisted of metaphors. I do not like this because, to me, this says ‘it is an alternative to’: portraying a story in lesser words. Though this is kind of true, it <text:soft-page-break/>doesn’t ring right to me, as it says nothing about conceptualizing and evolving. The word ‘Compound’ comes to mind (after having seen Breaking Bad), as its definition is ‘A thing that is composed of two or more separate elements; a mixture’. Which to me sounds more correct to formulate what the words of ubiquitous language represent, but it does not state that they together represent <text:span text:style-name="T2">some</text:span> new <text:span text:style-name="T2">meaning. Tires, frame, steering wheel etc. together compound to a car. But the concept of a car does not have to be ‘created’ in order to be real.</text:span></text:p>
      <text:p text:style-name="Standard"/>
      <text:h text:style-name="Heading_20_3" text:outline-level="3">Concept vs Compound</text:h>
      <text:p text:style-name="Text_20_body">I Favor ‘concept’ for ubiquitous language because the language represent the unrealized ideas, where the objects are compounds. Objects are the things that are initialized and stored somewhere to be used. They are <text:span text:style-name="T4">physical</text:span>, where the blueprints (in C# they are classes) represent what they aught to be. The blueprint is an entirely different ‘thing’ than what is created based off of it.</text:p>
      <text:p text:style-name="Standard"/>
      <text:h text:style-name="Heading_20_3" text:outline-level="3">Architecture</text:h>
      <text:p text:style-name="Text_20_body">From books about architecture (sources being ‘Designing software architectures’, ‘Software architecture in Practice’) I’ve seen <text:span text:style-name="T4">the authors</text:span> referencing a book about building architecture (I can’t find it at the time of writing this post, If I do come across it again, I will update). In this book it is described that everyone sharing the same language knows what a ‘Kitchen’ is. Yet, when applied, every Kitchen in the world has fast amounts of differences. This, is the difference between ‘Concept’, the language we use, and ‘Compounds’, the realizations based on concepts with slight or mayor variations.</text:p>
      <text:p text:style-name="Standard"/>
      <text:h text:style-name="Heading_20_3" text:outline-level="3">Conclusion</text:h>
      <text:p text:style-name="Text_20_body">I think OOP in and of itself is a wonderful paradigm to view the <text:span text:style-name="T4">work software developers do. The </text:span>‘World’/’Domain’/’Language’ you are creating as a software developer. I find new ideas in order to structure, contemplate about, gather information about and develop th<text:span text:style-name="T4">e way I work</text:span> fascinating. My thoughts in this post are not absolute. Hopefully in due time I learn about something new that shifts and evolves my view into something even more wonderfu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fo:font-weight="normal" officeooo:rsid="0012448f" style:font-weight-asian="normal" style:font-weight-complex="normal"/>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03T13:21:36.600000000</meta:creation-date>
    <dc:date>2020-09-19T12:17:06.263000000</dc:date>
    <meta:editing-duration>PT37M51S</meta:editing-duration>
    <meta:editing-cycles>18</meta:editing-cycles>
    <meta:generator>LibreOffice/6.2.5.2$Windows_X86_64 LibreOffice_project/1ec314fa52f458adc18c4f025c545a4e8b22c159</meta:generator>
    <meta:document-statistic meta:table-count="0" meta:image-count="0" meta:object-count="0" meta:page-count="3" meta:paragraph-count="26" meta:word-count="1262" meta:character-count="7372" meta:non-whitespace-character-count="6136"/>
  </office:meta>
</office:document-meta>
</file>